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 the new UI improvements, what effect does a grid have on one's ability to reason about a transportation network?</text:p>
      <text:p text:style-name="Standard"/>
      <text:p text:style-name="Standard"/>
      <text:p text:style-name="P1">What happens when no node has more than three neighbors?</text:p>
      <text:p text:style-name="Standard"/>
      <text:p text:style-name="Standard">It becomes incredibly difficult, though not impossible, to form towns at least, and I would assume permits cities. Having so few neighbors means that ResourceDepots are usually fairly cumbersome objects. You need to, through careful construction and decay, generate lines of identical societies, especially farms, and pass resources through them as if they were ResourceDepots.</text:p>
      <text:p text:style-name="Standard"/>
      <text:p text:style-name="Standard">At that point, the fact that farms want all of the other resources becomes a severely limiting factor. It means that farms block all transportation of other resources, so you need to figure out some way of transporting everything else. Thus any society other than a farm that wants to export its productions would prefer to lie on an intersection with three connections: 1 for its input of food, 1 for its input over every other resource, and one for its output. You can get away with shunting those resources to a ResourceDepot and have only two connections, but then that ResourceDepot needs three connections: 1 for all resources, 1 for the exporting society, and one left empty to export in some direction. That, in turn, necessitates another ResourceDepot on a three-point intersection that accepts food, all other resources, and transmits to the first ResourceDepot.</text:p>
      <text:p text:style-name="Standard"/>
      <text:p text:style-name="Standard">This experiment has shown me how important it is that farms prevent the transferal of other resources across them, and incidentially that others societies do this, as well. This prevents farms and societies from acting as ResourceDepots for any resource other than their products, and thus makes ResourceDepots a critical component. I think it'll be wise to restrict the sorts of resources that a Society can accept into itself more thoroughly, possibly even preventing importation of its own products, in order to reinforce the function of a ResourceDepot as a transportation hub.</text:p>
      <text:p text:style-name="Standard"/>
      <text:p text:style-name="Standard"/>
      <text:p text:style-name="P1">How do resources transfer through maps that are very long?</text:p>
      <text:p text:style-name="Standard"/>
      <text:p text:style-name="Standard">Is this even an interesting question? Long highways increase delay between production and consumption of resources. But if you've established a network, eventually the delay will become meaningless.</text:p>
      <text:p text:style-name="Standard"/>
      <text:p text:style-name="Standard">I guess there are a few things that highway length can affect. If the highway is too long and its capacity is too low, then it might fill up and stop transmitting resources for a time. Depending on how long it is and how slow the blobs move down the highway, this might cause exports to back up and suppress production. Long highways (and slow blobs) also decrease the rate at which your network switches between one state and another. That could generate longer cycles of replanning, as players will need to wait longer between changes to see the effects. That is an effect substantially reduced by increasing the speed of the game, which might make it a meaningless consideration. Hell, giving players the ability to change the speed of the game takes iteration time out of my hands anyways.</text:p>
      <text:p text:style-name="Standard"/>
      <text:p text:style-name="Standard">Long maps are a different matter, though.</text:p>
      <text:p text:style-name="Standard"/>
      <text:p text:style-name="P1">Does having an extremely bushy graph make things too easy?</text:p>
      <text:p text:style-name="Standard"/>
      <text:p text:style-name="Standard">It seems to depend on the bushiness. I generated a single, fairly large, roughly circular neighborhood with just enough room for all of the societies I needed to generate a stable city configuration. While I was unsure of what to do at first, I managed to design a reasonable system <text:soft-page-break/>that worked fairly well. It made heavy use of farmlands as food depots, creation and destruction of ResourceDepots, and the final configuration had only a single ResourceDepot. This particular topology felt like it gave me a lot of leeway in how I could go about the problem, which made the act feel somewhat creative. It was a bit tedious at times, though that may have been the technique I decided to use to generate it and my failure to utilize white production.</text:p>
      <text:p text:style-name="Standard"/>
      <text:p text:style-name="Standard">Another type of bushiness I tested was one involving large hubs. I created a map that was two hub-connected regions of 8 and 9 nodes connected to each-other by three edges. I found this configuration to be easy to work with but boring, lacking any sort of creative inspiration. This seems to indicate that having particularly large hub points decreases the complexity of the gameplay by making it easier to transfer resources.</text:p>
      <text:p text:style-name="Standard"/>
      <text:p text:style-name="Standard">This could be made into an interesting challenge by having the hub become so overwhelmed by resources that it can't possibly keep up and becomes a bottleneck. I can imagine a few ways of doing that. One is to increase the number of resources going through the system. Another is to limit the speed and capacity of BlobHighways, especially unupgraded ones, so piping resources down a single highway becomes unfeasible. A third is to place these hubs only as convergence points for large regions of the map, places that will generate more than enough resources to overwhelm the hub, or at least force players to carefully choose what resources they let through the hub.</text:p>
      <text:p text:style-name="Standard"/>
      <text:p text:style-name="Standard">This leads to a new expressive verb one could use to gain more control over a network. Throttling Highways so they operate at a fraction of their capacity might be a useful tool to prevent the overwhelming of hubs, if resource generation ever becomes that powerful. On the other hand, witholding throttling as a mechanic forces players to be very careful about how powerfully their factories work. That may or may not be a positive quality to h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7M14S</meta:editing-duration>
    <meta:editing-cycles>6</meta:editing-cycles>
    <meta:generator>OpenOffice/4.1.1$Win32 OpenOffice.org_project/411m6$Build-9775</meta:generator>
    <dc:date>2017-04-11T16:29:39.29</dc:date>
    <meta:document-statistic meta:table-count="0" meta:image-count="0" meta:object-count="0" meta:page-count="2" meta:paragraph-count="14" meta:word-count="913" meta:character-count="5440"/>
    <meta:user-defined meta:name="Info 1"/>
    <meta:user-defined meta:name="Info 2"/>
    <meta:user-defined meta:name="Info 3"/>
    <meta:user-defined meta:name="Info 4"/>
  </office:meta>
</office:document-meta>
</file>